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2" table:visibility="collapse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imestamp</text:p>
          </table:table-cell>
          <table:table-cell office:value-type="string" calcext:value-type="string">
            <text:p>Period</text:p>
          </table:table-cell>
          <table:table-cell table:number-columns-repeated="4"/>
        </table:table-row>
        <table:table-row table:style-name="ro1">
          <table:table-cell office:value-type="float" office:value="1400121469.803" calcext:value-type="float">
            <text:p>1400121469.803</text:p>
          </table:table-cell>
          <table:table-cell table:number-columns-repeated="5"/>
        </table:table-row>
        <table:table-row table:style-name="ro1">
          <table:table-cell office:value-type="float" office:value="1400121470.151" calcext:value-type="float">
            <text:p>1400121470.151</text:p>
          </table:table-cell>
          <table:table-cell table:formula="of:=[.A3]-[.A2]" office:value-type="float" office:value="0.348000049591064" calcext:value-type="float">
            <text:p>0.3480000496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AVERAGE([.C3:.C97])" office:value-type="float" office:value="0.617126316773264" calcext:value-type="float">
            <text:p>0.6171263168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 office:value-type="float" office:value="1400121470.792" calcext:value-type="float">
            <text:p>1400121470.792</text:p>
          </table:table-cell>
          <table:table-cell table:formula="of:=[.A4]-[.A3]" office:value-type="float" office:value="0.641000032424927" calcext:value-type="float">
            <text:p>0.641000032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STDEV([.C3:.C97])" office:value-type="float" office:value="0.728586813835366" calcext:value-type="float">
            <text:p>0.7285868138</text:p>
          </table:table-cell>
          <table:table-cell office:value-type="string" calcext:value-type="string">
            <text:p>Standard Deviation</text:p>
          </table:table-cell>
        </table:table-row>
        <table:table-row table:style-name="ro1">
          <table:table-cell office:value-type="float" office:value="1400121471.43" calcext:value-type="float">
            <text:p>1400121471.43</text:p>
          </table:table-cell>
          <table:table-cell table:formula="of:=[.A5]-[.A4]" office:value-type="float" office:value="0.638000011444092" calcext:value-type="float">
            <text:p>0.638000011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IN([.C3:.C97])" office:value-type="float" office:value="0.25" calcext:value-type="float">
            <text:p>0.25</text:p>
          </table:table-cell>
          <table:table-cell office:value-type="string" calcext:value-type="string">
            <text:p>Min</text:p>
          </table:table-cell>
        </table:table-row>
        <table:table-row table:style-name="ro1">
          <table:table-cell office:value-type="float" office:value="1400121472.071" calcext:value-type="float">
            <text:p>1400121472.071</text:p>
          </table:table-cell>
          <table:table-cell table:formula="of:=[.A6]-[.A5]" office:value-type="float" office:value="0.641000032424927" calcext:value-type="float">
            <text:p>0.6410000324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AX([.C3:.C97])" office:value-type="float" office:value="3.34599995613098" calcext:value-type="float">
            <text:p>3.3459999561</text:p>
          </table:table-cell>
          <table:table-cell office:value-type="string" calcext:value-type="string">
            <text:p>Max</text:p>
          </table:table-cell>
        </table:table-row>
        <table:table-row table:style-name="ro1">
          <table:table-cell office:value-type="float" office:value="1400121472.711" calcext:value-type="float">
            <text:p>1400121472.711</text:p>
          </table:table-cell>
          <table:table-cell table:formula="of:=[.A7]-[.A6]" office:value-type="float" office:value="0.639999866485596" calcext:value-type="float">
            <text:p>0.6399998665</text:p>
          </table:table-cell>
          <table:table-cell office:value-type="float" office:value="0.25" calcext:value-type="float">
            <text:p>0.25</text:p>
          </table:table-cell>
          <table:table-cell/>
          <table:table-cell table:formula="of:=MEDIAN([.C3:.C97])" office:value-type="float" office:value="0.251000165939331" calcext:value-type="float">
            <text:p>0.2510001659</text:p>
          </table:table-cell>
          <table:table-cell office:value-type="string" calcext:value-type="string">
            <text:p>Median</text:p>
          </table:table-cell>
        </table:table-row>
        <table:table-row table:style-name="ro1">
          <table:table-cell office:value-type="float" office:value="1400121475.206" calcext:value-type="float">
            <text:p>1400121475.206</text:p>
          </table:table-cell>
          <table:table-cell table:formula="of:=[.A8]-[.A7]" office:value-type="float" office:value="2.49500012397766" calcext:value-type="float">
            <text:p>2.495000124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75.456" calcext:value-type="float">
            <text:p>1400121475.456</text:p>
          </table:table-cell>
          <table:table-cell table:formula="of:=[.A9]-[.A8]" office:value-type="float" office:value="0.25" calcext:value-type="float">
            <text:p>0.25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75.751" calcext:value-type="float">
            <text:p>1400121475.751</text:p>
          </table:table-cell>
          <table:table-cell table:formula="of:=[.A10]-[.A9]" office:value-type="float" office:value="0.294999837875366" calcext:value-type="float">
            <text:p>0.294999837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76.271" calcext:value-type="float">
            <text:p>1400121476.271</text:p>
          </table:table-cell>
          <table:table-cell table:formula="of:=[.A11]-[.A10]" office:value-type="float" office:value="0.519999980926514" calcext:value-type="float">
            <text:p>0.519999980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76.79" calcext:value-type="float">
            <text:p>1400121476.79</text:p>
          </table:table-cell>
          <table:table-cell table:formula="of:=[.A12]-[.A11]" office:value-type="float" office:value="0.519000053405762" calcext:value-type="float">
            <text:p>0.5190000534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77.311" calcext:value-type="float">
            <text:p>1400121477.311</text:p>
          </table:table-cell>
          <table:table-cell table:formula="of:=[.A13]-[.A12]" office:value-type="float" office:value="0.521000146865845" calcext:value-type="float">
            <text:p>0.5210001469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79.678" calcext:value-type="float">
            <text:p>1400121479.678</text:p>
          </table:table-cell>
          <table:table-cell table:formula="of:=[.A14]-[.A13]" office:value-type="float" office:value="2.36699986457825" calcext:value-type="float">
            <text:p>2.3669998646</text:p>
          </table:table-cell>
          <table:table-cell office:value-type="float" office:value="0.25" calcext:value-type="float">
            <text:p>0.25</text:p>
          </table:table-cell>
          <table:table-cell table:number-columns-repeated="3"/>
        </table:table-row>
        <table:table-row table:style-name="ro1">
          <table:table-cell office:value-type="float" office:value="1400121480.431" calcext:value-type="float">
            <text:p>1400121480.431</text:p>
          </table:table-cell>
          <table:table-cell table:formula="of:=[.A15]-[.A14]" office:value-type="float" office:value="0.753000020980835" calcext:value-type="float">
            <text:p>0.753000021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0.95" calcext:value-type="float">
            <text:p>1400121480.95</text:p>
          </table:table-cell>
          <table:table-cell table:formula="of:=[.A16]-[.A15]" office:value-type="float" office:value="0.519000053405762" calcext:value-type="float">
            <text:p>0.519000053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1.47" calcext:value-type="float">
            <text:p>1400121481.47</text:p>
          </table:table-cell>
          <table:table-cell table:formula="of:=[.A17]-[.A16]" office:value-type="float" office:value="0.519999980926514" calcext:value-type="float">
            <text:p>0.519999980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1.991" calcext:value-type="float">
            <text:p>1400121481.991</text:p>
          </table:table-cell>
          <table:table-cell table:formula="of:=[.A18]-[.A17]" office:value-type="float" office:value="0.520999908447266" calcext:value-type="float">
            <text:p>0.520999908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2.51" calcext:value-type="float">
            <text:p>1400121482.51</text:p>
          </table:table-cell>
          <table:table-cell table:formula="of:=[.A19]-[.A18]" office:value-type="float" office:value="0.519000053405762" calcext:value-type="float">
            <text:p>0.519000053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4.874" calcext:value-type="float">
            <text:p>1400121484.874</text:p>
          </table:table-cell>
          <table:table-cell table:formula="of:=[.A20]-[.A19]" office:value-type="float" office:value="2.36400008201599" calcext:value-type="float">
            <text:p>2.364000082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5.125" calcext:value-type="float">
            <text:p>1400121485.125</text:p>
          </table:table-cell>
          <table:table-cell table:formula="of:=[.A21]-[.A2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5.376" calcext:value-type="float">
            <text:p>1400121485.376</text:p>
          </table:table-cell>
          <table:table-cell table:formula="of:=[.A22]-[.A21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5.627" calcext:value-type="float">
            <text:p>1400121485.627</text:p>
          </table:table-cell>
          <table:table-cell table:formula="of:=[.A23]-[.A22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5.877" calcext:value-type="float">
            <text:p>1400121485.877</text:p>
          </table:table-cell>
          <table:table-cell table:formula="of:=[.A24]-[.A23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6.127" calcext:value-type="float">
            <text:p>1400121486.127</text:p>
          </table:table-cell>
          <table:table-cell table:formula="of:=[.A25]-[.A24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8.203" calcext:value-type="float">
            <text:p>1400121488.203</text:p>
          </table:table-cell>
          <table:table-cell table:formula="of:=[.A26]-[.A25]" office:value-type="float" office:value="2.07599997520447" calcext:value-type="float">
            <text:p>2.0759999752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8.454" calcext:value-type="float">
            <text:p>1400121488.454</text:p>
          </table:table-cell>
          <table:table-cell table:formula="of:=[.A27]-[.A26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8.704" calcext:value-type="float">
            <text:p>1400121488.704</text:p>
          </table:table-cell>
          <table:table-cell table:formula="of:=[.A28]-[.A27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8.955" calcext:value-type="float">
            <text:p>1400121488.955</text:p>
          </table:table-cell>
          <table:table-cell table:formula="of:=[.A29]-[.A28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9.205" calcext:value-type="float">
            <text:p>1400121489.205</text:p>
          </table:table-cell>
          <table:table-cell table:formula="of:=[.A30]-[.A29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89.456" calcext:value-type="float">
            <text:p>1400121489.456</text:p>
          </table:table-cell>
          <table:table-cell table:formula="of:=[.A31]-[.A30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1.299" calcext:value-type="float">
            <text:p>1400121491.299</text:p>
          </table:table-cell>
          <table:table-cell table:formula="of:=[.A32]-[.A31]" office:value-type="float" office:value="1.84299993515015" calcext:value-type="float">
            <text:p>1.8429999352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1.55" calcext:value-type="float">
            <text:p>1400121491.55</text:p>
          </table:table-cell>
          <table:table-cell table:formula="of:=[.A33]-[.A32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1.801" calcext:value-type="float">
            <text:p>1400121491.801</text:p>
          </table:table-cell>
          <table:table-cell table:formula="of:=[.A34]-[.A33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2.052" calcext:value-type="float">
            <text:p>1400121492.052</text:p>
          </table:table-cell>
          <table:table-cell table:formula="of:=[.A35]-[.A34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2.303" calcext:value-type="float">
            <text:p>1400121492.303</text:p>
          </table:table-cell>
          <table:table-cell table:formula="of:=[.A36]-[.A35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2.75" calcext:value-type="float">
            <text:p>1400121492.75</text:p>
          </table:table-cell>
          <table:table-cell table:formula="of:=[.A37]-[.A36]" office:value-type="float" office:value="0.447000026702881" calcext:value-type="float">
            <text:p>0.4470000267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5.199" calcext:value-type="float">
            <text:p>1400121495.199</text:p>
          </table:table-cell>
          <table:table-cell table:formula="of:=[.A38]-[.A37]" office:value-type="float" office:value="2.44899988174438" calcext:value-type="float">
            <text:p>2.4489998817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5.449" calcext:value-type="float">
            <text:p>1400121495.449</text:p>
          </table:table-cell>
          <table:table-cell table:formula="of:=[.A39]-[.A38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5.7" calcext:value-type="float">
            <text:p>1400121495.7</text:p>
          </table:table-cell>
          <table:table-cell table:formula="of:=[.A40]-[.A39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5.951" calcext:value-type="float">
            <text:p>1400121495.951</text:p>
          </table:table-cell>
          <table:table-cell table:formula="of:=[.A41]-[.A40]" office:value-type="float" office:value="0.250999927520752" calcext:value-type="float">
            <text:p>0.250999927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6.231" calcext:value-type="float">
            <text:p>1400121496.231</text:p>
          </table:table-cell>
          <table:table-cell table:formula="of:=[.A42]-[.A41]" office:value-type="float" office:value="0.27999997138977" calcext:value-type="float">
            <text:p>0.2799999714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6.771" calcext:value-type="float">
            <text:p>1400121496.771</text:p>
          </table:table-cell>
          <table:table-cell table:formula="of:=[.A43]-[.A42]" office:value-type="float" office:value="0.539999961853027" calcext:value-type="float">
            <text:p>0.539999961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9.12" calcext:value-type="float">
            <text:p>1400121499.12</text:p>
          </table:table-cell>
          <table:table-cell table:formula="of:=[.A44]-[.A43]" office:value-type="float" office:value="2.34899997711182" calcext:value-type="float">
            <text:p>2.3489999771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9.371" calcext:value-type="float">
            <text:p>1400121499.371</text:p>
          </table:table-cell>
          <table:table-cell table:formula="of:=[.A45]-[.A44]" office:value-type="float" office:value="0.251000165939331" calcext:value-type="float">
            <text:p>0.2510001659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9.621" calcext:value-type="float">
            <text:p>1400121499.621</text:p>
          </table:table-cell>
          <table:table-cell table:formula="of:=[.A46]-[.A45]" office:value-type="float" office:value="0.25" calcext:value-type="float">
            <text:p>0.25</text:p>
          </table:table-cell>
          <table:table-cell office:value-type="float" office:value="0.250999927520752" calcext:value-type="float">
            <text:p>0.2509999275</text:p>
          </table:table-cell>
          <table:table-cell table:number-columns-repeated="3"/>
        </table:table-row>
        <table:table-row table:style-name="ro1">
          <table:table-cell office:value-type="float" office:value="1400121499.872" calcext:value-type="float">
            <text:p>1400121499.872</text:p>
          </table:table-cell>
          <table:table-cell table:formula="of:=[.A47]-[.A46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0.123" calcext:value-type="float">
            <text:p>1400121500.123</text:p>
          </table:table-cell>
          <table:table-cell table:formula="of:=[.A48]-[.A47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0.374" calcext:value-type="float">
            <text:p>1400121500.374</text:p>
          </table:table-cell>
          <table:table-cell table:formula="of:=[.A49]-[.A48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2.354" calcext:value-type="float">
            <text:p>1400121502.354</text:p>
          </table:table-cell>
          <table:table-cell table:formula="of:=[.A50]-[.A49]" office:value-type="float" office:value="1.98000001907349" calcext:value-type="float">
            <text:p>1.9800000191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2.605" calcext:value-type="float">
            <text:p>1400121502.605</text:p>
          </table:table-cell>
          <table:table-cell table:formula="of:=[.A51]-[.A50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2.855" calcext:value-type="float">
            <text:p>1400121502.855</text:p>
          </table:table-cell>
          <table:table-cell table:formula="of:=[.A52]-[.A51]" office:value-type="float" office:value="0.25" calcext:value-type="float">
            <text:p>0.2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3.106" calcext:value-type="float">
            <text:p>1400121503.106</text:p>
          </table:table-cell>
          <table:table-cell table:formula="of:=[.A53]-[.A52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3.357" calcext:value-type="float">
            <text:p>1400121503.357</text:p>
          </table:table-cell>
          <table:table-cell table:formula="of:=[.A54]-[.A53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3.609" calcext:value-type="float">
            <text:p>1400121503.609</text:p>
          </table:table-cell>
          <table:table-cell table:formula="of:=[.A55]-[.A54]" office:value-type="float" office:value="0.251999855041504" calcext:value-type="float">
            <text:p>0.25199985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5.446" calcext:value-type="float">
            <text:p>1400121505.446</text:p>
          </table:table-cell>
          <table:table-cell table:formula="of:=[.A56]-[.A55]" office:value-type="float" office:value="1.83700013160706" calcext:value-type="float">
            <text:p>1.8370001316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5.697" calcext:value-type="float">
            <text:p>1400121505.697</text:p>
          </table:table-cell>
          <table:table-cell table:formula="of:=[.A57]-[.A56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5.947" calcext:value-type="float">
            <text:p>1400121505.947</text:p>
          </table:table-cell>
          <table:table-cell table:formula="of:=[.A58]-[.A57]" office:value-type="float" office:value="0.25" calcext:value-type="float">
            <text:p>0.2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6.198" calcext:value-type="float">
            <text:p>1400121506.198</text:p>
          </table:table-cell>
          <table:table-cell table:formula="of:=[.A59]-[.A58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6.449" calcext:value-type="float">
            <text:p>1400121506.449</text:p>
          </table:table-cell>
          <table:table-cell table:formula="of:=[.A60]-[.A59]" office:value-type="float" office:value="0.250999927520752" calcext:value-type="float">
            <text:p>0.2509999275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06.7" calcext:value-type="float">
            <text:p>1400121506.7</text:p>
          </table:table-cell>
          <table:table-cell table:formula="of:=[.A61]-[.A60]" office:value-type="float" office:value="0.251000165939331" calcext:value-type="float">
            <text:p>0.2510001659</text:p>
          </table:table-cell>
          <table:table-cell office:value-type="float" office:value="0.251000165939331" calcext:value-type="float">
            <text:p>0.2510001659</text:p>
          </table:table-cell>
          <table:table-cell table:number-columns-repeated="3"/>
        </table:table-row>
        <table:table-row table:style-name="ro1">
          <table:table-cell office:value-type="float" office:value="1400121510.046" calcext:value-type="float">
            <text:p>1400121510.046</text:p>
          </table:table-cell>
          <table:table-cell table:formula="of:=[.A62]-[.A61]" office:value-type="float" office:value="3.34599995613098" calcext:value-type="float">
            <text:p>3.3459999561</text:p>
          </table:table-cell>
          <table:table-cell office:value-type="float" office:value="0.251999855041504" calcext:value-type="float">
            <text:p>0.251999855</text:p>
          </table:table-cell>
          <table:table-cell table:number-columns-repeated="3"/>
        </table:table-row>
        <table:table-row table:style-name="ro1">
          <table:table-cell office:value-type="float" office:value="1400121510.297" calcext:value-type="float">
            <text:p>1400121510.297</text:p>
          </table:table-cell>
          <table:table-cell table:formula="of:=[.A63]-[.A62]" office:value-type="float" office:value="0.250999927520752" calcext:value-type="float">
            <text:p>0.2509999275</text:p>
          </table:table-cell>
          <table:table-cell office:value-type="float" office:value="0.27999997138977" calcext:value-type="float">
            <text:p>0.2799999714</text:p>
          </table:table-cell>
          <table:table-cell table:number-columns-repeated="3"/>
        </table:table-row>
        <table:table-row table:style-name="ro1">
          <table:table-cell office:value-type="float" office:value="1400121510.548" calcext:value-type="float">
            <text:p>1400121510.548</text:p>
          </table:table-cell>
          <table:table-cell table:formula="of:=[.A64]-[.A63]" office:value-type="float" office:value="0.251000165939331" calcext:value-type="float">
            <text:p>0.2510001659</text:p>
          </table:table-cell>
          <table:table-cell office:value-type="float" office:value="0.288000106811523" calcext:value-type="float">
            <text:p>0.2880001068</text:p>
          </table:table-cell>
          <table:table-cell table:number-columns-repeated="3"/>
        </table:table-row>
        <table:table-row table:style-name="ro1">
          <table:table-cell office:value-type="float" office:value="1400121510.799" calcext:value-type="float">
            <text:p>1400121510.799</text:p>
          </table:table-cell>
          <table:table-cell table:formula="of:=[.A65]-[.A64]" office:value-type="float" office:value="0.250999927520752" calcext:value-type="float">
            <text:p>0.2509999275</text:p>
          </table:table-cell>
          <table:table-cell office:value-type="float" office:value="0.294999837875366" calcext:value-type="float">
            <text:p>0.2949998379</text:p>
          </table:table-cell>
          <table:table-cell table:number-columns-repeated="3"/>
        </table:table-row>
        <table:table-row table:style-name="ro1">
          <table:table-cell office:value-type="float" office:value="1400121511.05" calcext:value-type="float">
            <text:p>1400121511.05</text:p>
          </table:table-cell>
          <table:table-cell table:formula="of:=[.A66]-[.A65]" office:value-type="float" office:value="0.250999927520752" calcext:value-type="float">
            <text:p>0.2509999275</text:p>
          </table:table-cell>
          <table:table-cell office:value-type="float" office:value="0.348000049591064" calcext:value-type="float">
            <text:p>0.3480000496</text:p>
          </table:table-cell>
          <table:table-cell table:number-columns-repeated="3"/>
        </table:table-row>
        <table:table-row table:style-name="ro1">
          <table:table-cell office:value-type="float" office:value="1400121511.3" calcext:value-type="float">
            <text:p>1400121511.3</text:p>
          </table:table-cell>
          <table:table-cell table:formula="of:=[.A67]-[.A66]" office:value-type="float" office:value="0.25" calcext:value-type="float">
            <text:p>0.25</text:p>
          </table:table-cell>
          <table:table-cell office:value-type="float" office:value="0.421000003814697" calcext:value-type="float">
            <text:p>0.4210000038</text:p>
          </table:table-cell>
          <table:table-cell table:number-columns-repeated="3"/>
        </table:table-row>
        <table:table-row table:style-name="ro1">
          <table:table-cell office:value-type="float" office:value="1400121513.157" calcext:value-type="float">
            <text:p>1400121513.157</text:p>
          </table:table-cell>
          <table:table-cell table:formula="of:=[.A68]-[.A67]" office:value-type="float" office:value="1.85700011253357" calcext:value-type="float">
            <text:p>1.8570001125</text:p>
          </table:table-cell>
          <table:table-cell office:value-type="float" office:value="0.447000026702881" calcext:value-type="float">
            <text:p>0.4470000267</text:p>
          </table:table-cell>
          <table:table-cell table:number-columns-repeated="3"/>
        </table:table-row>
        <table:table-row table:style-name="ro1">
          <table:table-cell office:value-type="float" office:value="1400121513.408" calcext:value-type="float">
            <text:p>1400121513.408</text:p>
          </table:table-cell>
          <table:table-cell table:formula="of:=[.A69]-[.A68]" office:value-type="float" office:value="0.250999927520752" calcext:value-type="float">
            <text:p>0.2509999275</text:p>
          </table:table-cell>
          <table:table-cell office:value-type="float" office:value="0.519000053405762" calcext:value-type="float">
            <text:p>0.5190000534</text:p>
          </table:table-cell>
          <table:table-cell table:number-columns-repeated="3"/>
        </table:table-row>
        <table:table-row table:style-name="ro1">
          <table:table-cell office:value-type="float" office:value="1400121513.659" calcext:value-type="float">
            <text:p>1400121513.659</text:p>
          </table:table-cell>
          <table:table-cell table:formula="of:=[.A70]-[.A69]" office:value-type="float" office:value="0.250999927520752" calcext:value-type="float">
            <text:p>0.2509999275</text:p>
          </table:table-cell>
          <table:table-cell office:value-type="float" office:value="0.519000053405762" calcext:value-type="float">
            <text:p>0.5190000534</text:p>
          </table:table-cell>
          <table:table-cell table:number-columns-repeated="3"/>
        </table:table-row>
        <table:table-row table:style-name="ro1">
          <table:table-cell office:value-type="float" office:value="1400121513.91" calcext:value-type="float">
            <text:p>1400121513.91</text:p>
          </table:table-cell>
          <table:table-cell table:formula="of:=[.A71]-[.A70]" office:value-type="float" office:value="0.251000165939331" calcext:value-type="float">
            <text:p>0.2510001659</text:p>
          </table:table-cell>
          <table:table-cell office:value-type="float" office:value="0.519000053405762" calcext:value-type="float">
            <text:p>0.5190000534</text:p>
          </table:table-cell>
          <table:table-cell table:number-columns-repeated="3"/>
        </table:table-row>
        <table:table-row table:style-name="ro1">
          <table:table-cell office:value-type="float" office:value="1400121514.161" calcext:value-type="float">
            <text:p>1400121514.161</text:p>
          </table:table-cell>
          <table:table-cell table:formula="of:=[.A72]-[.A71]" office:value-type="float" office:value="0.250999927520752" calcext:value-type="float">
            <text:p>0.2509999275</text:p>
          </table:table-cell>
          <table:table-cell office:value-type="float" office:value="0.519999980926514" calcext:value-type="float">
            <text:p>0.5199999809</text:p>
          </table:table-cell>
          <table:table-cell table:number-columns-repeated="3"/>
        </table:table-row>
        <table:table-row table:style-name="ro1">
          <table:table-cell office:value-type="float" office:value="1400121514.412" calcext:value-type="float">
            <text:p>1400121514.412</text:p>
          </table:table-cell>
          <table:table-cell table:formula="of:=[.A73]-[.A72]" office:value-type="float" office:value="0.250999927520752" calcext:value-type="float">
            <text:p>0.2509999275</text:p>
          </table:table-cell>
          <table:table-cell office:value-type="float" office:value="0.519999980926514" calcext:value-type="float">
            <text:p>0.5199999809</text:p>
          </table:table-cell>
          <table:table-cell table:number-columns-repeated="3"/>
        </table:table-row>
        <table:table-row table:style-name="ro1">
          <table:table-cell office:value-type="float" office:value="1400121516.397" calcext:value-type="float">
            <text:p>1400121516.397</text:p>
          </table:table-cell>
          <table:table-cell table:formula="of:=[.A74]-[.A73]" office:value-type="float" office:value="1.9850001335144" calcext:value-type="float">
            <text:p>1.9850001335</text:p>
          </table:table-cell>
          <table:table-cell office:value-type="float" office:value="0.519999980926514" calcext:value-type="float">
            <text:p>0.5199999809</text:p>
          </table:table-cell>
          <table:table-cell table:number-columns-repeated="3"/>
        </table:table-row>
        <table:table-row table:style-name="ro1">
          <table:table-cell office:value-type="float" office:value="1400121516.648" calcext:value-type="float">
            <text:p>1400121516.648</text:p>
          </table:table-cell>
          <table:table-cell table:formula="of:=[.A75]-[.A74]" office:value-type="float" office:value="0.250999927520752" calcext:value-type="float">
            <text:p>0.2509999275</text:p>
          </table:table-cell>
          <table:table-cell office:value-type="float" office:value="0.520999908447266" calcext:value-type="float">
            <text:p>0.5209999084</text:p>
          </table:table-cell>
          <table:table-cell table:number-columns-repeated="3"/>
        </table:table-row>
        <table:table-row table:style-name="ro1">
          <table:table-cell office:value-type="float" office:value="1400121516.899" calcext:value-type="float">
            <text:p>1400121516.899</text:p>
          </table:table-cell>
          <table:table-cell table:formula="of:=[.A76]-[.A75]" office:value-type="float" office:value="0.250999927520752" calcext:value-type="float">
            <text:p>0.2509999275</text:p>
          </table:table-cell>
          <table:table-cell office:value-type="float" office:value="0.521000146865845" calcext:value-type="float">
            <text:p>0.5210001469</text:p>
          </table:table-cell>
          <table:table-cell table:number-columns-repeated="3"/>
        </table:table-row>
        <table:table-row table:style-name="ro1">
          <table:table-cell office:value-type="float" office:value="1400121517.15" calcext:value-type="float">
            <text:p>1400121517.15</text:p>
          </table:table-cell>
          <table:table-cell table:formula="of:=[.A77]-[.A76]" office:value-type="float" office:value="0.251000165939331" calcext:value-type="float">
            <text:p>0.2510001659</text:p>
          </table:table-cell>
          <table:table-cell office:value-type="float" office:value="0.539999961853027" calcext:value-type="float">
            <text:p>0.5399999619</text:p>
          </table:table-cell>
          <table:table-cell table:number-columns-repeated="3"/>
        </table:table-row>
        <table:table-row table:style-name="ro1">
          <table:table-cell office:value-type="float" office:value="1400121517.571" calcext:value-type="float">
            <text:p>1400121517.571</text:p>
          </table:table-cell>
          <table:table-cell table:formula="of:=[.A78]-[.A77]" office:value-type="float" office:value="0.421000003814697" calcext:value-type="float">
            <text:p>0.4210000038</text:p>
          </table:table-cell>
          <table:table-cell office:value-type="float" office:value="0.638000011444092" calcext:value-type="float">
            <text:p>0.6380000114</text:p>
          </table:table-cell>
          <table:table-cell table:number-columns-repeated="3"/>
        </table:table-row>
        <table:table-row table:style-name="ro1">
          <table:table-cell office:value-type="float" office:value="1400121518.091" calcext:value-type="float">
            <text:p>1400121518.091</text:p>
          </table:table-cell>
          <table:table-cell table:formula="of:=[.A79]-[.A78]" office:value-type="float" office:value="0.519999980926514" calcext:value-type="float">
            <text:p>0.5199999809</text:p>
          </table:table-cell>
          <table:table-cell office:value-type="float" office:value="0.639999866485596" calcext:value-type="float">
            <text:p>0.6399998665</text:p>
          </table:table-cell>
          <table:table-cell table:number-columns-repeated="3"/>
        </table:table-row>
        <table:table-row table:style-name="ro1">
          <table:table-cell office:value-type="float" office:value="1400121520.439" calcext:value-type="float">
            <text:p>1400121520.439</text:p>
          </table:table-cell>
          <table:table-cell table:formula="of:=[.A80]-[.A79]" office:value-type="float" office:value="2.34799981117249" calcext:value-type="float">
            <text:p>2.3479998112</text:p>
          </table:table-cell>
          <table:table-cell office:value-type="float" office:value="0.641000032424927" calcext:value-type="float">
            <text:p>0.6410000324</text:p>
          </table:table-cell>
          <table:table-cell table:number-columns-repeated="3"/>
        </table:table-row>
        <table:table-row table:style-name="ro1">
          <table:table-cell office:value-type="float" office:value="1400121520.69" calcext:value-type="float">
            <text:p>1400121520.69</text:p>
          </table:table-cell>
          <table:table-cell table:formula="of:=[.A81]-[.A80]" office:value-type="float" office:value="0.251000165939331" calcext:value-type="float">
            <text:p>0.2510001659</text:p>
          </table:table-cell>
          <table:table-cell office:value-type="float" office:value="0.641000032424927" calcext:value-type="float">
            <text:p>0.6410000324</text:p>
          </table:table-cell>
          <table:table-cell table:number-columns-repeated="3"/>
        </table:table-row>
        <table:table-row table:style-name="ro1">
          <table:table-cell office:value-type="float" office:value="1400121520.941" calcext:value-type="float">
            <text:p>1400121520.941</text:p>
          </table:table-cell>
          <table:table-cell table:formula="of:=[.A82]-[.A81]" office:value-type="float" office:value="0.250999927520752" calcext:value-type="float">
            <text:p>0.2509999275</text:p>
          </table:table-cell>
          <table:table-cell office:value-type="float" office:value="0.753000020980835" calcext:value-type="float">
            <text:p>0.753000021</text:p>
          </table:table-cell>
          <table:table-cell table:number-columns-repeated="3"/>
        </table:table-row>
        <table:table-row table:style-name="ro1">
          <table:table-cell office:value-type="float" office:value="1400121521.192" calcext:value-type="float">
            <text:p>1400121521.192</text:p>
          </table:table-cell>
          <table:table-cell table:formula="of:=[.A83]-[.A82]" office:value-type="float" office:value="0.250999927520752" calcext:value-type="float">
            <text:p>0.2509999275</text:p>
          </table:table-cell>
          <table:table-cell office:value-type="float" office:value="1.83700013160706" calcext:value-type="float">
            <text:p>1.8370001316</text:p>
          </table:table-cell>
          <table:table-cell table:number-columns-repeated="3"/>
        </table:table-row>
        <table:table-row table:style-name="ro1">
          <table:table-cell office:value-type="float" office:value="1400121521.443" calcext:value-type="float">
            <text:p>1400121521.443</text:p>
          </table:table-cell>
          <table:table-cell table:formula="of:=[.A84]-[.A83]" office:value-type="float" office:value="0.251000165939331" calcext:value-type="float">
            <text:p>0.2510001659</text:p>
          </table:table-cell>
          <table:table-cell office:value-type="float" office:value="1.84299993515015" calcext:value-type="float">
            <text:p>1.8429999352</text:p>
          </table:table-cell>
          <table:table-cell table:number-columns-repeated="3"/>
        </table:table-row>
        <table:table-row table:style-name="ro1">
          <table:table-cell office:value-type="float" office:value="1400121521.694" calcext:value-type="float">
            <text:p>1400121521.694</text:p>
          </table:table-cell>
          <table:table-cell table:formula="of:=[.A85]-[.A84]" office:value-type="float" office:value="0.250999927520752" calcext:value-type="float">
            <text:p>0.2509999275</text:p>
          </table:table-cell>
          <table:table-cell office:value-type="float" office:value="1.85700011253357" calcext:value-type="float">
            <text:p>1.8570001125</text:p>
          </table:table-cell>
          <table:table-cell table:number-columns-repeated="3"/>
        </table:table-row>
        <table:table-row table:style-name="ro1">
          <table:table-cell office:value-type="float" office:value="1400121523.582" calcext:value-type="float">
            <text:p>1400121523.582</text:p>
          </table:table-cell>
          <table:table-cell table:formula="of:=[.A86]-[.A85]" office:value-type="float" office:value="1.88800001144409" calcext:value-type="float">
            <text:p>1.8880000114</text:p>
          </table:table-cell>
          <table:table-cell office:value-type="float" office:value="1.88800001144409" calcext:value-type="float">
            <text:p>1.8880000114</text:p>
          </table:table-cell>
          <table:table-cell table:number-columns-repeated="3"/>
        </table:table-row>
        <table:table-row table:style-name="ro1">
          <table:table-cell office:value-type="float" office:value="1400121523.833" calcext:value-type="float">
            <text:p>1400121523.833</text:p>
          </table:table-cell>
          <table:table-cell table:formula="of:=[.A87]-[.A86]" office:value-type="float" office:value="0.250999927520752" calcext:value-type="float">
            <text:p>0.2509999275</text:p>
          </table:table-cell>
          <table:table-cell office:value-type="float" office:value="1.98000001907349" calcext:value-type="float">
            <text:p>1.9800000191</text:p>
          </table:table-cell>
          <table:table-cell table:number-columns-repeated="3"/>
        </table:table-row>
        <table:table-row table:style-name="ro1">
          <table:table-cell office:value-type="float" office:value="1400121524.084" calcext:value-type="float">
            <text:p>1400121524.084</text:p>
          </table:table-cell>
          <table:table-cell table:formula="of:=[.A88]-[.A87]" office:value-type="float" office:value="0.251000165939331" calcext:value-type="float">
            <text:p>0.2510001659</text:p>
          </table:table-cell>
          <table:table-cell office:value-type="float" office:value="1.9850001335144" calcext:value-type="float">
            <text:p>1.9850001335</text:p>
          </table:table-cell>
          <table:table-cell table:number-columns-repeated="3"/>
        </table:table-row>
        <table:table-row table:style-name="ro1">
          <table:table-cell office:value-type="float" office:value="1400121524.335" calcext:value-type="float">
            <text:p>1400121524.335</text:p>
          </table:table-cell>
          <table:table-cell table:formula="of:=[.A89]-[.A88]" office:value-type="float" office:value="0.250999927520752" calcext:value-type="float">
            <text:p>0.2509999275</text:p>
          </table:table-cell>
          <table:table-cell office:value-type="float" office:value="2.07599997520447" calcext:value-type="float">
            <text:p>2.0759999752</text:p>
          </table:table-cell>
          <table:table-cell table:number-columns-repeated="3"/>
        </table:table-row>
        <table:table-row table:style-name="ro1">
          <table:table-cell office:value-type="float" office:value="1400121524.585" calcext:value-type="float">
            <text:p>1400121524.585</text:p>
          </table:table-cell>
          <table:table-cell table:formula="of:=[.A90]-[.A89]" office:value-type="float" office:value="0.25" calcext:value-type="float">
            <text:p>0.25</text:p>
          </table:table-cell>
          <table:table-cell office:value-type="float" office:value="2.30299997329712" calcext:value-type="float">
            <text:p>2.3029999733</text:p>
          </table:table-cell>
          <table:table-cell table:number-columns-repeated="3"/>
        </table:table-row>
        <table:table-row table:style-name="ro1">
          <table:table-cell office:value-type="float" office:value="1400121524.836" calcext:value-type="float">
            <text:p>1400121524.836</text:p>
          </table:table-cell>
          <table:table-cell table:formula="of:=[.A91]-[.A90]" office:value-type="float" office:value="0.250999927520752" calcext:value-type="float">
            <text:p>0.2509999275</text:p>
          </table:table-cell>
          <table:table-cell office:value-type="float" office:value="2.34799981117249" calcext:value-type="float">
            <text:p>2.3479998112</text:p>
          </table:table-cell>
          <table:table-cell table:number-columns-repeated="3"/>
        </table:table-row>
        <table:table-row table:style-name="ro1">
          <table:table-cell office:value-type="float" office:value="1400121527.139" calcext:value-type="float">
            <text:p>1400121527.139</text:p>
          </table:table-cell>
          <table:table-cell table:formula="of:=[.A92]-[.A91]" office:value-type="float" office:value="2.30299997329712" calcext:value-type="float">
            <text:p>2.3029999733</text:p>
          </table:table-cell>
          <table:table-cell office:value-type="float" office:value="2.34899997711182" calcext:value-type="float">
            <text:p>2.3489999771</text:p>
          </table:table-cell>
          <table:table-cell table:number-columns-repeated="3"/>
        </table:table-row>
        <table:table-row table:style-name="ro1">
          <table:table-cell office:value-type="float" office:value="1400121527.389" calcext:value-type="float">
            <text:p>1400121527.389</text:p>
          </table:table-cell>
          <table:table-cell table:formula="of:=[.A93]-[.A92]" office:value-type="float" office:value="0.25" calcext:value-type="float">
            <text:p>0.25</text:p>
          </table:table-cell>
          <table:table-cell office:value-type="float" office:value="2.36400008201599" calcext:value-type="float">
            <text:p>2.364000082</text:p>
          </table:table-cell>
          <table:table-cell table:number-columns-repeated="3"/>
        </table:table-row>
        <table:table-row table:style-name="ro1">
          <table:table-cell office:value-type="float" office:value="1400121527.64" calcext:value-type="float">
            <text:p>1400121527.64</text:p>
          </table:table-cell>
          <table:table-cell table:formula="of:=[.A94]-[.A93]" office:value-type="float" office:value="0.251000165939331" calcext:value-type="float">
            <text:p>0.2510001659</text:p>
          </table:table-cell>
          <table:table-cell office:value-type="float" office:value="2.36699986457825" calcext:value-type="float">
            <text:p>2.3669998646</text:p>
          </table:table-cell>
          <table:table-cell table:number-columns-repeated="3"/>
        </table:table-row>
        <table:table-row table:style-name="ro1">
          <table:table-cell office:value-type="float" office:value="1400121527.891" calcext:value-type="float">
            <text:p>1400121527.891</text:p>
          </table:table-cell>
          <table:table-cell table:formula="of:=[.A95]-[.A94]" office:value-type="float" office:value="0.250999927520752" calcext:value-type="float">
            <text:p>0.2509999275</text:p>
          </table:table-cell>
          <table:table-cell office:value-type="float" office:value="2.44899988174438" calcext:value-type="float">
            <text:p>2.4489998817</text:p>
          </table:table-cell>
          <table:table-cell table:number-columns-repeated="3"/>
        </table:table-row>
        <table:table-row table:style-name="ro1">
          <table:table-cell office:value-type="float" office:value="1400121528.142" calcext:value-type="float">
            <text:p>1400121528.142</text:p>
          </table:table-cell>
          <table:table-cell table:formula="of:=[.A96]-[.A95]" office:value-type="float" office:value="0.250999927520752" calcext:value-type="float">
            <text:p>0.2509999275</text:p>
          </table:table-cell>
          <table:table-cell office:value-type="float" office:value="2.49500012397766" calcext:value-type="float">
            <text:p>2.495000124</text:p>
          </table:table-cell>
          <table:table-cell table:number-columns-repeated="3"/>
        </table:table-row>
        <table:table-row table:style-name="ro1">
          <table:table-cell office:value-type="float" office:value="1400121528.43" calcext:value-type="float">
            <text:p>1400121528.43</text:p>
          </table:table-cell>
          <table:table-cell table:formula="of:=[.A97]-[.A96]" office:value-type="float" office:value="0.288000106811523" calcext:value-type="float">
            <text:p>0.2880001068</text:p>
          </table:table-cell>
          <table:table-cell office:value-type="float" office:value="3.34599995613098" calcext:value-type="float">
            <text:p>3.3459999561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Sheet1.C3:Sheet1.C9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than Hui</meta:initial-creator>
    <meta:creation-date>2015-07-23T14:05:09.904078671</meta:creation-date>
    <dc:date>2015-07-23T14:13:00.037062753</dc:date>
    <dc:creator>Nathan Hui</dc:creator>
    <meta:editing-duration>PT7M50S</meta:editing-duration>
    <meta:editing-cycles>1</meta:editing-cycles>
    <meta:document-statistic meta:table-count="1" meta:cell-count="298" meta:object-count="0"/>
    <meta:generator>LibreOffice/4.3.6.2$Linux_X86_64 LibreOffice_project/d50a87b2e514536ed401c18000dad4660b6a169e</meta:generator>
  </office:meta>
</office:document-meta>
</file>